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size="18pt" style:font-size-asian="18pt" style:font-size-complex="18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451459173133572155" text:style-name="L1">
        <text:list-item>
          <text:p text:style-name="P1">Bluehost Account sign on</text:p>
        </text:list-item>
        <text:list-item>
          <text:p text:style-name="P1">Reimbursement form – Shawn or Sandy</text:p>
        </text:list-item>
        <text:list-item>
          <text:p text:style-name="P1">MG training info - Bob</text:p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thleen Doss</meta:initial-creator>
    <meta:creation-date>2024-01-28T07:14:06.90</meta:creation-date>
    <meta:document-statistic meta:table-count="0" meta:image-count="0" meta:object-count="0" meta:page-count="1" meta:paragraph-count="3" meta:word-count="18" meta:character-count="87"/>
    <dc:date>2024-01-28T07:24:29.81</dc:date>
    <dc:creator>Kathleen Doss</dc:creator>
    <meta:editing-duration>PT10M24S</meta:editing-duration>
    <meta:editing-cycles>1</meta:editing-cycles>
    <meta:generator>OpenOffice/4.1.13$Win32 OpenOffice.org_project/4113m1$Build-9810</meta:generator>
  </office:meta>
</office:document-meta>
</file>